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width="true" fo:min-height="0.153cm" fo:min-width="0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dash" draw:stroke-dash="Dashed_20__28_var_29__20_4181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39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153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.1000003814697pt" style:font-style-asian="normal" style:font-weight-asian="normal" style:font-name-complex="Arial" style:font-size-complex="12.1000003814697pt" style:font-style-complex="normal" style:font-weight-complex="normal" style:text-scale="100%" style:font-relief="none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.1000003814697pt" style:font-style-asian="normal" style:font-weight-asian="normal" style:font-name-complex="Arial" style:font-size-complex="12.1000003814697pt" style:font-style-complex="normal" style:font-weight-complex="normal" style:text-scale="100%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777cm" svg:height="0.624cm" svg:x="8.323cm" svg:y="15.012cm">
            <draw:text-box>
              <text:p text:style-name="P1"><text:span text:style-name="T1">M</text:span></text:p>
            </draw:text-box>
          </draw:frame>
          <draw:polyline draw:style-name="gr2" draw:text-style-name="P3" draw:layer="layout" svg:width="0.168cm" svg:height="0.185cm" draw:transform="skewX (0.0429350995990605) rotate (-1.2007865253721) translate (11.5253754905027cm 14.1397099593824cm)" svg:viewBox="0 0 169 186" draw:points="0,186 169,186 155,0">
            <text:p/>
          </draw:polyline>
          <draw:frame draw:style-name="gr1" draw:text-style-name="P2" draw:layer="layout" svg:width="0.709cm" svg:height="0.624cm" svg:x="11.806cm" svg:y="14.998cm">
            <draw:text-box>
              <text:p text:style-name="P1"><text:span text:style-name="T1">K</text:span></text:p>
            </draw:text-box>
          </draw:frame>
          <draw:polyline draw:style-name="gr2" draw:text-style-name="P3" draw:layer="layout" svg:width="1.187cm" svg:height="0.035cm" draw:transform="skewX (0.0357792496658836) rotate (-1.14388879175708) translate (11.522397594868cm 14.1242896988112cm)" svg:viewBox="0 0 1188 36" draw:points="0,3 326,36 708,15 1188,0">
            <text:p/>
          </draw:polyline>
          <draw:polyline draw:style-name="gr2" draw:text-style-name="P3" draw:layer="layout" svg:width="3.107cm" svg:height="0.029cm" draw:transform="rotate (-3.14159265358979) translate (12.0130023245902cm 15.2040302992374cm)" svg:viewBox="0 0 3108 30" draw:points="0,0 683,15 1402,0 2335,30 3108,0">
            <text:p/>
          </draw:polyline>
          <draw:frame draw:style-name="gr1" draw:text-style-name="P2" draw:layer="layout" svg:width="0.68cm" svg:height="0.624cm" svg:x="10.179cm" svg:y="14.453cm">
            <draw:text-box>
              <text:p text:style-name="P1"><text:span text:style-name="T1">L</text:span></text:p>
            </draw:text-box>
          </draw:frame>
          <draw:polyline draw:style-name="gr2" draw:text-style-name="P3" draw:layer="layout" svg:width="1.658cm" svg:height="0.025cm" draw:transform="skewX (-0.0951204442336909) rotate (0.398633201155505) translate (8.90559806407976cm 15.2040302992375cm)" svg:viewBox="0 0 1659 26" draw:points="0,0 417,26 705,12 1150,15 1659,2">
            <text:p/>
          </draw:polyline>
          <draw:polyline draw:style-name="gr2" draw:text-style-name="P3" draw:layer="layout" svg:width="1.703cm" svg:height="0.039cm" draw:transform="skewX (0.0464257581030491) rotate (-0.386939495167144) translate (10.4474442136501cm 14.5412263800858cm)" svg:viewBox="0 0 1704 40" draw:points="0,25 514,40 852,0 1196,31 1704,21">
            <text:p/>
          </draw:polyline>
          <draw:line draw:style-name="gr3" draw:text-style-name="P3" draw:layer="layout" svg:x1="10.437cm" svg:y1="14.562cm" svg:x2="11.783cm" svg:y2="14.021cm">
            <text:p/>
          </draw:line>
          <draw:line draw:style-name="gr4" draw:text-style-name="P3" draw:layer="layout" svg:x1="11.644cm" svg:y1="14.066cm" svg:x2="12.138cm" svg:y2="15.147cm">
            <text:p/>
          </draw:line>
          <draw:line draw:style-name="gr4" draw:text-style-name="P3" draw:layer="layout" svg:x1="12.013cm" svg:y1="15.321cm" svg:x2="8.905cm" svg:y2="15.321cm">
            <text:p/>
          </draw:line>
          <draw:line draw:style-name="gr4" draw:text-style-name="P3" draw:layer="layout" svg:x1="8.844cm" svg:y1="15.089cm" svg:x2="10.376cm" svg:y2="14.447cm">
            <text:p/>
          </draw:line>
          <draw:line draw:style-name="gr4" draw:text-style-name="P3" draw:layer="layout" svg:x1="11.467cm" svg:y1="14.007cm" svg:x2="10.384cm" svg:y2="14.445cm">
            <text:p/>
          </draw:line>
          <draw:frame draw:style-name="gr5" draw:text-style-name="P5" draw:layer="layout" svg:width="1.284cm" svg:height="0.624cm" draw:transform="rotate (0.422893277758226) translate (8.966cm 14.505cm)">
            <draw:text-box>
              <text:p text:style-name="P4"><text:span text:style-name="T2">2,8</text:span></text:p>
            </draw:text-box>
          </draw:frame>
          <draw:frame draw:style-name="gr6" draw:text-style-name="P5" draw:layer="layout" svg:width="1.159cm" svg:height="0.64cm" draw:transform="rotate (0.336150413934108) translate (10.227cm 13.942cm)">
            <draw:text-box>
              <text:p text:style-name="P4"><text:span text:style-name="T2">1,8</text:span></text:p>
            </draw:text-box>
          </draw:frame>
          <draw:frame draw:style-name="gr7" draw:text-style-name="P6" draw:layer="layout" svg:width="0.354cm" svg:height="0.624cm" svg:x="11.886cm" svg:y="14.249cm">
            <draw:text-box>
              <text:p text:style-name="P1"><text:span text:style-name="T2">2</text:span></text:p>
            </draw:text-box>
          </draw:frame>
          <draw:frame draw:style-name="gr7" draw:text-style-name="P5" draw:layer="layout" svg:width="0.334cm" svg:height="0.624cm" svg:x="10.339cm" svg:y="15.232cm">
            <draw:text-box>
              <text:p text:style-name="P4"><text:span text:style-name="T2">5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181" draw:display-name="Dashed (var) 4181" draw:style="rect" draw:dots1="1" draw:dots1-length="0.057cm" draw:dots2="1" draw:dots2-length="0.057cm" draw:distance="0.02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2:01:13.832257296</meta:creation-date>
    <dc:date>2018-03-22T12:03:44.583760923</dc:date>
    <meta:editing-duration>PT2M31S</meta:editing-duration>
    <meta:editing-cycles>1</meta:editing-cycles>
    <meta:document-statistic meta:object-count="18"/>
    <meta:generator>LibreOffice/6.0.0.3$MacOSX_X86_64 LibreOffice_project/64a0f66915f38c6217de274f0aa8e15618924765</meta:generator>
  </office:meta>
</office:document-meta>
</file>